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brary IEEE;</text:p>
      <text:p text:style-name="Standard">use IEEE.STD_LOGIC_1164.ALL;</text:p>
      <text:p text:style-name="Standard">use IEEE.STD_LOGIC_ARITH.ALL;</text:p>
      <text:p text:style-name="Standard">use IEEE.STD_LOGIC_UNSIGNED.ALL;</text:p>
      <text:p text:style-name="Standard"/>
      <text:p text:style-name="Standard"/>
      <text:p text:style-name="Standard">entity SETE_SEGMENTOS is</text:p>
      <text:p text:style-name="Standard"><text:tab/> Port ( </text:p>
      <text:p text:style-name="Standard"><text:tab/><text:tab/><text:tab/><text:tab/>i_NUMERO<text:tab/><text:tab/>: in <text:s/>STD_LOGIC_VECTOR(3 DOWNTO 0);</text:p>
      <text:p text:style-name="Standard"><text:tab/><text:tab/><text:tab/><text:tab/>i_RST <text:tab/><text:tab/>: in <text:s/>STD_LOGIC;</text:p>
      <text:p text:style-name="Standard"><text:tab/><text:tab/><text:tab/> <text:s text:c="2"/>o_DISPLAY <text:s/><text:tab/>: out STD_LOGIC_VECTOR(6 DOWNTO 0)</text:p>
      <text:p text:style-name="Standard"><text:tab/> );</text:p>
      <text:p text:style-name="Standard">end SETE_SEGMENTOS;</text:p>
      <text:p text:style-name="Standard"/>
      <text:p text:style-name="Standard"/>
      <text:p text:style-name="Standard">architecture Behavioral of SETE_SEGMENTOS is</text:p>
      <text:p text:style-name="Standard"/>
      <text:p text:style-name="Standard">--<text:tab/>constant w_ON : std_logic := '0';</text:p>
      <text:p text:style-name="Standard"/>
      <text:p text:style-name="Standard"><text:tab/>signal w_ON<text:tab/>: std_logic := '0';</text:p>
      <text:p text:style-name="Standard"><text:tab/>signal w_OFF : std_logic := '1';</text:p>
      <text:p text:style-name="Standard"><text:tab/></text:p>
      <text:p text:style-name="Standard">begin</text:p>
      <text:p text:style-name="Standard"/>
      <text:p text:style-name="Standard"><text:tab/>process(i_RST, w_ON, w_OFF)</text:p>
      <text:p text:style-name="Standard"><text:tab/>begin</text:p>
      <text:p text:style-name="Standard"><text:tab/><text:tab/>if (i_RST = '1') then</text:p>
      <text:p text:style-name="Standard"><text:tab/><text:tab/><text:tab/>o_DISPLAY &lt;= (OTHERS =&gt; w_OFF);</text:p>
      <text:p text:style-name="Standard"><text:tab/><text:tab/></text:p>
      <text:p text:style-name="Standard"><text:tab/><text:tab/>else</text:p>
      <text:p text:style-name="Standard"><text:tab/><text:tab/><text:tab/>case i_NUMERO is </text:p>
      <text:p text:style-name="Standard"><text:tab/><text:tab/><text:tab/><text:tab/>when x"0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N;</text:p>
      <text:p text:style-name="Standard"><text:tab/><text:tab/><text:tab/><text:tab/><text:tab/>o_DISPLAY(4) &lt;= w_ON;</text:p>
      <text:p text:style-name="Standard"><text:tab/><text:tab/><text:tab/><text:tab/><text:tab/>o_DISPLAY(5) &lt;= w_ON;</text:p>
      <text:p text:style-name="Standard"><text:tab/><text:tab/><text:tab/><text:tab/><text:tab/>o_DISPLAY(6) &lt;= w_OFF;</text:p>
      <text:p text:style-name="Standard"><text:tab/><text:tab/><text:tab/><text:tab/><text:tab/></text:p>
      <text:p text:style-name="Standard"><text:tab/><text:tab/><text:tab/><text:tab/>when x"1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FF;</text:p>
      <text:p text:style-name="Standard"><text:tab/><text:tab/><text:tab/><text:tab/><text:tab/>o_DISPLAY(3) &lt;= w_OFF;</text:p>
      <text:p text:style-name="Standard"><text:tab/><text:tab/><text:tab/><text:tab/><text:tab/>o_DISPLAY(4) &lt;= w_OFF;</text:p>
      <text:p text:style-name="Standard"><text:tab/><text:tab/><text:tab/><text:tab/><text:tab/>o_DISPLAY(5) &lt;= w_OFF;</text:p>
      <text:p text:style-name="Standard"><text:tab/><text:tab/><text:tab/><text:tab/><text:tab/>o_DISPLAY(6) &lt;= w_OFF;</text:p>
      <text:p text:style-name="Standard"><text:tab/><text:tab/><text:tab/><text:tab/><text:tab/></text:p>
      <text:p text:style-name="Standard"><text:tab/><text:tab/><text:tab/><text:tab/>when x"2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soft-page-break/><text:tab/><text:tab/><text:tab/><text:tab/><text:tab/>o_DISPLAY(2) &lt;= w_OFF;</text:p>
      <text:p text:style-name="Standard"><text:tab/><text:tab/><text:tab/><text:tab/><text:tab/>o_DISPLAY(3) &lt;= w_ON;</text:p>
      <text:p text:style-name="Standard"><text:tab/><text:tab/><text:tab/><text:tab/><text:tab/>o_DISPLAY(4) &lt;= w_ON;</text:p>
      <text:p text:style-name="Standard"><text:tab/><text:tab/><text:tab/><text:tab/><text:tab/>o_DISPLAY(5) &lt;= w_OFF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3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N;</text:p>
      <text:p text:style-name="Standard"><text:tab/><text:tab/><text:tab/><text:tab/><text:tab/>o_DISPLAY(4) &lt;= w_OFF;</text:p>
      <text:p text:style-name="Standard"><text:tab/><text:tab/><text:tab/><text:tab/><text:tab/>o_DISPLAY(5) &lt;= w_OFF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4" =&gt; </text:p>
      <text:p text:style-name="Standard"><text:tab/><text:tab/><text:tab/><text:tab/><text:tab/>o_DISPLAY(0) &lt;= w_OFF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FF;</text:p>
      <text:p text:style-name="Standard"><text:tab/><text:tab/><text:tab/><text:tab/><text:tab/>o_DISPLAY(4) &lt;= w_OFF;</text:p>
      <text:p text:style-name="Standard"><text:tab/><text:tab/><text:tab/><text:tab/><text:tab/>o_DISPLAY(5) &lt;= w_ON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5" =&gt; </text:p>
      <text:p text:style-name="Standard"><text:tab/><text:tab/><text:tab/><text:tab/><text:tab/>o_DISPLAY(0) &lt;= w_ON;</text:p>
      <text:p text:style-name="Standard"><text:tab/><text:tab/><text:tab/><text:tab/><text:tab/>o_DISPLAY(1) &lt;= w_OFF;</text:p>
      <text:p text:style-name="Standard"><text:tab/><text:tab/><text:tab/><text:tab/><text:tab/>o_DISPLAY(2) &lt;= w_ON;</text:p>
      <text:p text:style-name="Standard"><text:tab/><text:tab/><text:tab/><text:tab/><text:tab/>o_DISPLAY(3) &lt;= w_ON;</text:p>
      <text:p text:style-name="Standard"><text:tab/><text:tab/><text:tab/><text:tab/><text:tab/>o_DISPLAY(4) &lt;= w_OFF;</text:p>
      <text:p text:style-name="Standard"><text:tab/><text:tab/><text:tab/><text:tab/><text:tab/>o_DISPLAY(5) &lt;= w_ON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6" =&gt; </text:p>
      <text:p text:style-name="Standard"><text:tab/><text:tab/><text:tab/><text:tab/><text:tab/>o_DISPLAY(0) &lt;= w_ON;</text:p>
      <text:p text:style-name="Standard"><text:tab/><text:tab/><text:tab/><text:tab/><text:tab/>o_DISPLAY(1) &lt;= w_OFF;</text:p>
      <text:p text:style-name="Standard"><text:tab/><text:tab/><text:tab/><text:tab/><text:tab/>o_DISPLAY(2) &lt;= w_ON;</text:p>
      <text:p text:style-name="Standard"><text:tab/><text:tab/><text:tab/><text:tab/><text:tab/>o_DISPLAY(3) &lt;= w_ON;</text:p>
      <text:p text:style-name="Standard"><text:tab/><text:tab/><text:tab/><text:tab/><text:tab/>o_DISPLAY(4) &lt;= w_ON;</text:p>
      <text:p text:style-name="Standard"><text:tab/><text:tab/><text:tab/><text:tab/><text:tab/>o_DISPLAY(5) &lt;= w_ON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7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FF;</text:p>
      <text:p text:style-name="Standard"><text:tab/><text:tab/><text:tab/><text:tab/><text:tab/>o_DISPLAY(4) &lt;= w_OFF;</text:p>
      <text:p text:style-name="Standard"><text:tab/><text:tab/><text:tab/><text:tab/><text:tab/>o_DISPLAY(5) &lt;= w_OFF;</text:p>
      <text:p text:style-name="Standard"><text:tab/><text:tab/><text:tab/><text:tab/><text:tab/>o_DISPLAY(6) &lt;= w_OFF;</text:p>
      <text:p text:style-name="Standard"><text:tab/><text:tab/><text:tab/><text:tab/><text:tab/></text:p>
      <text:p text:style-name="Standard"><text:tab/><text:tab/><text:tab/><text:tab/>when x"8" =&gt; </text:p>
      <text:p text:style-name="Standard"><text:soft-page-break/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N;</text:p>
      <text:p text:style-name="Standard"><text:tab/><text:tab/><text:tab/><text:tab/><text:tab/>o_DISPLAY(4) &lt;= w_ON;</text:p>
      <text:p text:style-name="Standard"><text:tab/><text:tab/><text:tab/><text:tab/><text:tab/>o_DISPLAY(5) &lt;= w_ON;</text:p>
      <text:p text:style-name="Standard"><text:tab/><text:tab/><text:tab/><text:tab/><text:tab/>o_DISPLAY(6) &lt;= w_ON;</text:p>
      <text:p text:style-name="Standard"><text:tab/><text:tab/><text:tab/><text:tab/><text:tab/></text:p>
      <text:p text:style-name="Standard"><text:tab/><text:tab/><text:tab/><text:tab/>when x"9" =&gt; </text:p>
      <text:p text:style-name="Standard"><text:tab/><text:tab/><text:tab/><text:tab/><text:tab/>o_DISPLAY(0) &lt;= w_ON;</text:p>
      <text:p text:style-name="Standard"><text:tab/><text:tab/><text:tab/><text:tab/><text:tab/>o_DISPLAY(1) &lt;= w_ON;</text:p>
      <text:p text:style-name="Standard"><text:tab/><text:tab/><text:tab/><text:tab/><text:tab/>o_DISPLAY(2) &lt;= w_ON;</text:p>
      <text:p text:style-name="Standard"><text:tab/><text:tab/><text:tab/><text:tab/><text:tab/>o_DISPLAY(3) &lt;= w_OFF;</text:p>
      <text:p text:style-name="Standard"><text:tab/><text:tab/><text:tab/><text:tab/><text:tab/>o_DISPLAY(4) &lt;= w_OFF;</text:p>
      <text:p text:style-name="Standard"><text:tab/><text:tab/><text:tab/><text:tab/><text:tab/>o_DISPLAY(5) &lt;= w_ON;</text:p>
      <text:p text:style-name="Standard"><text:tab/><text:tab/><text:tab/><text:tab/><text:tab/>o_DISPLAY(6) &lt;= w_ON;</text:p>
      <text:p text:style-name="Standard"><text:tab/><text:tab/><text:tab/><text:tab/></text:p>
      <text:p text:style-name="Standard"><text:tab/><text:tab/><text:tab/><text:tab/>when others =&gt; null;</text:p>
      <text:p text:style-name="Standard"><text:tab/><text:tab/><text:tab/>end case;</text:p>
      <text:p text:style-name="Standard"><text:tab/><text:tab/>end if;</text:p>
      <text:p text:style-name="Standard"><text:tab/>end process;</text:p>
      <text:p text:style-name="Standard"/>
      <text:p text:style-name="Standard"><text:tab/></text:p>
      <text:p text:style-name="Standard">end Behavioral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9:54:49.234000000</meta:creation-date>
    <dc:date>2022-06-14T18:41:07.563000000</dc:date>
    <meta:editing-duration>PT52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120" meta:word-count="327" meta:character-count="2692" meta:non-whitespace-character-count="1968"/>
  </office:meta>
</office:document-meta>
</file>